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none" draw:textarea-horizontal-align="justify" draw:textarea-vertical-align="middle" draw:auto-grow-height="false" draw:shadow="hidden"/>
    </style:style>
    <style:style style:name="gr2" style:family="graphic" style:parent-style-name="standard">
      <style:graphic-properties draw:stroke="none" svg:stroke-color="#000000" draw:fill="none" draw:fill-color="#ffffff" draw:textarea-horizontal-align="left" draw:auto-grow-height="true" draw:auto-grow-width="true" fo:min-height="0.319cm" fo:min-width="0.114cm"/>
    </style:style>
    <style:style style:name="gr3" style:family="graphic" style:parent-style-name="standard">
      <style:graphic-properties draw:stroke="none" svg:stroke-color="#000000" draw:fill="none" draw:fill-color="#ffffff" draw:textarea-horizontal-align="left" draw:auto-grow-height="true" draw:auto-grow-width="true" fo:min-height="0.319cm" fo:min-width="0.218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46cm" fo:min-width="0.26cm"/>
    </style:style>
    <style:style style:name="gr7" style:family="graphic" style:parent-style-name="standard">
      <style:graphic-properties draw:stroke="none" svg:stroke-color="#000000" draw:fill="none" draw:fill-color="#ffffff" draw:textarea-horizontal-align="left" draw:auto-grow-height="true" draw:auto-grow-width="true" fo:min-height="0.461cm" fo:min-width="0.233cm"/>
    </style:style>
    <style:style style:name="gr8" style:family="graphic" style:parent-style-name="standard">
      <style:graphic-properties draw:marker-end="Arrow" draw:marker-end-width="0.102cm" draw:textarea-horizontal-align="center" draw:textarea-vertical-align="middle"/>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ole-draw-aspect="1" style:protect="size"/>
    </style:style>
    <style:style style:name="gr11" style:family="graphic" style:parent-style-name="standard">
      <style:graphic-properties draw:stroke="dash" draw:stroke-dash="Ultrafine_20_Dashed" draw:textarea-horizontal-align="center" draw:textarea-vertical-align="middle"/>
    </style:style>
    <style:style style:name="gr12" style:family="graphic" style:parent-style-name="standard">
      <style:graphic-properties draw:stroke="dash" draw:stroke-dash="Ultrafine_20_Dashed" draw:marker-end="Arrow" draw:marker-end-width="0.102cm" draw:textarea-horizontal-align="center" draw:textarea-vertical-align="middle"/>
    </style:style>
    <style:style style:name="P1" style:family="paragraph">
      <style:paragraph-properties fo:text-align="center"/>
    </style:style>
    <style:style style:name="P2" style:family="paragraph">
      <style:text-properties fo:font-size="10pt" style:font-size-asian="10pt" style:font-size-complex="10pt"/>
    </style:style>
    <style:style style:name="P3" style:family="paragraph">
      <style:paragraph-properties fo:text-align="end" style:writing-mode="rl-tb"/>
    </style:style>
    <style:style style:name="P4" style:family="paragraph">
      <style:text-properties fo:font-family="'XB Tabriz'" style:font-pitch="variable" fo:font-size="8pt" style:font-size-asian="8pt" style:font-family-complex="'XB Tabriz'" style:font-pitch-complex="variable" style:font-size-complex="8pt"/>
    </style:style>
    <style:style style:name="P5" style:family="paragraph">
      <style:text-properties fo:font-size="14pt" style:font-size-asian="14pt" style:font-size-complex="14pt"/>
    </style:style>
    <style:style style:name="T1" style:family="text">
      <style:text-properties fo:font-size="10pt" style:font-size-asian="10pt" style:font-size-complex="10pt"/>
    </style:style>
    <style:style style:name="T2" style:family="text">
      <style:text-properties style:text-position="sub 58%" fo:font-family="Arial" style:font-style-name="Normal" style:font-family-generic="swiss" style:font-pitch="variable" fo:font-size="8pt" style:font-family-asian="Arial" style:font-style-name-asian="Normal" style:font-family-generic-asian="swiss" style:font-pitch-asian="variable" style:font-size-asian="8pt" style:font-family-complex="Arial" style:font-style-name-complex="Normal" style:font-family-generic-complex="swiss" style:font-pitch-complex="variable" style:font-size-complex="8pt"/>
    </style:style>
    <style:style style:name="T3" style:family="text">
      <style:text-properties style:text-position="sub 58%" fo:font-family="'XB Tabriz'" style:font-pitch="variable" fo:font-size="8pt" style:font-family-asian="Arial" style:font-style-name-asian="Normal" style:font-family-generic-asian="swiss" style:font-pitch-asian="variable" style:font-size-asian="8pt" style:font-family-complex="Arial" style:font-style-name-complex="Normal" style:font-family-generic-complex="swiss" style:font-pitch-complex="variable" style:font-size-complex="8pt"/>
    </style:style>
    <style:style style:name="T4" style:family="text">
      <style:text-properties style:text-position="0% 100%" fo:font-family="'XB Tabriz'" style:font-pitch="variable" fo:font-size="8pt" style:font-family-asian="Arial" style:font-style-name-asian="Normal" style:font-family-generic-asian="swiss" style:font-pitch-asian="variable" style:font-size-asian="8pt" style:font-family-complex="'XB Tabriz'" style:font-pitch-complex="variable" style:font-size-complex="8pt"/>
    </style:style>
    <style:style style:name="T5"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2.464cm" svg:height="2.34cm" svg:x="2.998cm" svg:y="0.711cm" svg:viewBox="0 0 2465 2341" svg:d="m1137 2241h165v-183c497-32 868-406 868-888s-371-856-868-888v-183h-165v185c-485 43-843 412-843 886s358 843 843 887zm95-2057c699 0 1233 507 1233 1170s-534 1171-1233 1171-1232-507-1232-1171 534-1170 1232-1170z">
          <text:p/>
        </draw:path>
        <draw:frame draw:style-name="gr2" draw:text-style-name="P2" draw:layer="layout" svg:width="0.697cm" svg:height="0.645cm" svg:x="4.129cm" svg:y="0.523cm">
          <draw:text-box>
            <text:p><text:span text:style-name="T1">a</text:span></text:p>
          </draw:text-box>
        </draw:frame>
        <draw:frame draw:style-name="gr3" draw:text-style-name="P2" draw:layer="layout" svg:width="0.815cm" svg:height="0.645cm" svg:x="4.094cm" svg:y="2.509cm">
          <draw:text-box>
            <text:p><text:span text:style-name="T1">-a</text:span></text:p>
          </draw:text-box>
        </draw:frame>
        <draw:custom-shape draw:style-name="gr4" draw:text-style-name="P1" draw:layer="layout" svg:width="0.082cm" svg:height="0.083cm" svg:x="4.178cm" svg:y="0.861cm">
          <text:p/>
          <draw:enhanced-geometry svg:viewBox="0 0 21600 21600" draw:glue-points="10800 0 3163 3163 0 10800 3163 18437 10800 21600 18437 18437 21600 10800 18437 3163" draw:text-areas="3163 3163 18437 18437" draw:type="ring" draw:modifiers="211.76470588235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 draw:text-style-name="P1" draw:layer="layout" svg:width="0.083cm" svg:height="0.082cm" svg:x="4.177cm" svg:y="2.82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5" draw:text-style-name="P4" draw:layer="layout" svg:width="2.784cm" svg:height="1.153cm" svg:x="0.233cm" svg:y="0.254cm">
          <draw:text-box>
            <text:p text:style-name="P3"><text:span text:style-name="T2"><text:s text:c="9"/></text:span><text:span text:style-name="T3"><text:s/></text:span><text:span text:style-name="T4">مقناطیس کے شمالی</text:span></text:p>
            <text:p text:style-name="P3"><text:span text:style-name="T4"><text:s/>قطب سے ناپا جاتا ہے</text:span></text:p>
          </draw:text-box>
        </draw:frame>
        <draw:frame draw:style-name="gr6" draw:text-style-name="P5" draw:layer="layout" svg:width="0.862cm" svg:height="0.806cm" draw:transform="rotate (0.786270828023297) translate (4.064cm 1.523cm)">
          <draw:text-box>
            <text:p><text:span text:style-name="T5">N</text:span></text:p>
          </draw:text-box>
        </draw:frame>
        <draw:frame draw:style-name="gr7" draw:text-style-name="P5" draw:layer="layout" svg:width="0.832cm" svg:height="0.806cm" draw:transform="rotate (0.7853981633973) translate (3.415cm 2.235cm)">
          <draw:text-box>
            <text:p><text:span text:style-name="T5">S</text:span></text:p>
          </draw:text-box>
        </draw:frame>
        <draw:line draw:style-name="gr8" draw:text-style-name="P1" draw:layer="layout" svg:x1="5.123cm" svg:y1="0.985cm" svg:x2="5.608cm" svg:y2="0.508cm">
          <text:p/>
        </draw:line>
        <draw:line draw:style-name="gr8" draw:text-style-name="P1" draw:layer="layout" svg:x1="4.862cm" svg:y1="0.812cm" svg:x2="5.153cm" svg:y2="0.309cm">
          <text:p/>
        </draw:line>
        <draw:line draw:style-name="gr8" draw:text-style-name="P1" draw:layer="layout" svg:x1="4.577cm" svg:y1="0.698cm" svg:x2="4.699cm" svg:y2="0.241cm">
          <draw:glue-point draw:id="4" svg:x="-0.134cm" svg:y="0.071cm"/>
          <text:p/>
        </draw:line>
        <draw:line draw:style-name="gr8" draw:text-style-name="P1" draw:layer="layout" svg:x1="4.222cm" svg:y1="0.668cm" svg:x2="4.222cm" svg:y2="0.229cm">
          <draw:glue-point draw:id="4" svg:x="40cm" svg:y="0.577cm"/>
          <text:p/>
        </draw:line>
        <draw:line draw:style-name="gr8" draw:text-style-name="P1" draw:layer="layout" svg:x1="3.914cm" svg:y1="0.715cm" svg:x2="3.83cm" svg:y2="0.411cm">
          <text:p/>
        </draw:line>
        <draw:line draw:style-name="gr8" draw:text-style-name="P1" draw:layer="layout" svg:x1="3.595cm" svg:y1="0.882cm" svg:x2="3.474cm" svg:y2="0.673cm">
          <text:p/>
        </draw:line>
        <draw:line draw:style-name="gr8" draw:text-style-name="P1" draw:layer="layout" svg:x1="5.349cm" svg:y1="1.27cm" svg:x2="5.893cm" svg:y2="0.967cm">
          <text:p/>
        </draw:line>
        <draw:line draw:style-name="gr8" draw:text-style-name="P1" draw:layer="layout" svg:x1="5.456cm" svg:y1="1.592cm" svg:x2="5.913cm" svg:y2="1.47cm">
          <text:p/>
        </draw:line>
        <draw:line draw:style-name="gr8" draw:text-style-name="P1" draw:layer="layout" svg:x1="5.47cm" svg:y1="1.919cm" svg:x2="5.909cm" svg:y2="1.919cm">
          <text:p/>
        </draw:line>
        <draw:line draw:style-name="gr8" draw:text-style-name="P1" draw:layer="layout" svg:x1="5.429cm" svg:y1="2.206cm" svg:x2="5.733cm" svg:y2="2.29cm">
          <text:p/>
        </draw:line>
        <draw:line draw:style-name="gr8" draw:text-style-name="P1" draw:layer="layout" svg:x1="5.273cm" svg:y1="2.526cm" svg:x2="5.482cm" svg:y2="2.647cm">
          <text:p/>
        </draw:line>
        <draw:line draw:style-name="gr8" draw:text-style-name="P1" draw:layer="layout" svg:x1="4.97cm" svg:y1="3.145cm" svg:x2="4.849cm" svg:y2="2.936cm">
          <text:p/>
        </draw:line>
        <draw:line draw:style-name="gr8" draw:text-style-name="P1" draw:layer="layout" svg:x1="4.637cm" svg:y1="3.374cm" svg:x2="4.553cm" svg:y2="3.07cm">
          <text:p/>
        </draw:line>
        <draw:line draw:style-name="gr8" draw:text-style-name="P1" draw:layer="layout" svg:x1="4.237cm" svg:y1="3.573cm" svg:x2="4.237cm" svg:y2="3.134cm">
          <text:p/>
        </draw:line>
        <draw:line draw:style-name="gr8" draw:text-style-name="P1" draw:layer="layout" svg:x1="3.802cm" svg:y1="3.55cm" svg:x2="3.924cm" svg:y2="3.093cm">
          <text:p/>
        </draw:line>
        <draw:line draw:style-name="gr8" draw:text-style-name="P1" draw:layer="layout" svg:x1="3.336cm" svg:y1="3.49cm" svg:x2="3.627cm" svg:y2="2.987cm">
          <text:p/>
        </draw:line>
        <draw:line draw:style-name="gr8" draw:text-style-name="P1" draw:layer="layout" svg:x1="2.922cm" svg:y1="3.245cm" svg:x2="3.369cm" svg:y2="2.811cm">
          <text:p/>
        </draw:line>
        <draw:line draw:style-name="gr8" draw:text-style-name="P1" draw:layer="layout" svg:x1="2.635cm" svg:y1="2.851cm" svg:x2="3.179cm" svg:y2="2.548cm">
          <text:p/>
        </draw:line>
        <draw:line draw:style-name="gr8" draw:text-style-name="P1" draw:layer="layout" svg:x1="2.58cm" svg:y1="2.354cm" svg:x2="3.037cm" svg:y2="2.232cm">
          <text:p/>
        </draw:line>
        <draw:line draw:style-name="gr8" draw:text-style-name="P1" draw:layer="layout" svg:x1="2.581cm" svg:y1="1.93cm" svg:x2="3.02cm" svg:y2="1.93cm">
          <draw:glue-point draw:id="4" svg:x="-1.617cm" svg:y="60cm"/>
          <text:p/>
        </draw:line>
        <draw:line draw:style-name="gr8" draw:text-style-name="P1" draw:layer="layout" svg:x1="2.747cm" svg:y1="1.529cm" svg:x2="3.051cm" svg:y2="1.613cm">
          <text:p/>
        </draw:line>
        <draw:line draw:style-name="gr8" draw:text-style-name="P1" draw:layer="layout" svg:x1="2.975cm" svg:y1="1.219cm" svg:x2="3.184cm" svg:y2="1.34cm">
          <text:p/>
        </draw:line>
        <draw:polygon draw:style-name="gr1" draw:text-style-name="P1" draw:layer="layout" svg:width="1.773cm" svg:height="1.415cm" draw:transform="skewX (0.014835298641949) rotate (0.792903079180874) translate (3.11260869002404cm 2.01230902656446cm)" svg:viewBox="0 0 1774 1416" draw:points="819,8665 775,8669 730,8669 730,8654 718,8653 674,8645 630,8634 587,8624 544,8609 502,8595 463,8578 424,8560 385,8540 349,8520 313,8497 280,8473 248,8447 217,8421 188,8393 161,8365 136,8335 113,8304 92,8273 73,8240 56,8207 42,8173 29,8138 18,8104 10,8068 5,8033 2,7998 0,7962 2,7927 5,7890 10,7855 18,7820 29,7786 42,7750 56,7717 73,7684 92,7651 113,7620 136,7588 161,7559 188,7531 217,7503 248,7476 280,7451 313,7427 349,7404 385,7383 424,7363 463,7346 502,7329 544,7314 587,7301 630,7290 674,7279 718,7271 730,7270 730,7259 775,7260 800,7262 808,7261 819,7260 819,7545 955,7545 955,7269 999,7266 1044,7265 1044,7280 1056,7282 1100,7290 1144,7300 1188,7311 1230,7325 1272,7339 1311,7356 1350,7374 1389,7394 1426,7415 1461,7437 1495,7461 1527,7487 1557,7513 1586,7541 1613,7569 1638,7599 1661,7630 1682,7662 1701,7694 1718,7727 1733,7761 1745,7796 1756,7831 1764,7866 1769,7901 1773,7936 1774,7973 1773,8008 1769,8044 1764,8079 1756,8114 1745,8149 1733,8184 1718,8217 1701,8251 1682,8283 1661,8315 1638,8346 1613,8376 1586,8404 1557,8432 1527,8458 1495,8484 1461,8508 1426,8530 1389,8551 1350,8571 1311,8589 1272,8605 1230,8620 1188,8634 1144,8645 1100,8655 1056,8663 1044,8665 1044,8675 999,8674 974,8673 966,8674 955,8674 955,8372 819,8372">
          <text:p/>
        </draw:polygon>
        <draw:line draw:style-name="gr9" draw:text-style-name="P1" draw:layer="layout" svg:x1="6.056cm" svg:y1="1.9cm" svg:x2="6.858cm" svg:y2="1.91cm">
          <text:p/>
        </draw:line>
        <draw:frame draw:style-name="gr10" draw:layer="layout" svg:width="0.624cm" svg:height="0.529cm" svg:x="6.035cm" svg:y="0.863cm">
          <draw:object xlink:href="./Object 1" xlink:type="simple" xlink:show="embed" xlink:actuate="onLoad"/>
          <draw:image xlink:href="./ObjectReplacements/Object 1" xlink:type="simple" xlink:show="embed" xlink:actuate="onLoad"/>
        </draw:frame>
        <draw:frame draw:style-name="gr10" draw:id="id1" draw:layer="layout" svg:width="0.434cm" svg:height="0.469cm" svg:x="5.888cm" svg:y="0.213cm">
          <draw:object xlink:href="./Object 2" xlink:type="simple" xlink:show="embed" xlink:actuate="onLoad"/>
          <draw:image xlink:href="./ObjectReplacements/Object 2" xlink:type="simple" xlink:show="embed" xlink:actuate="onLoad"/>
        </draw:frame>
        <draw:line draw:style-name="gr11" draw:text-style-name="P1" draw:layer="layout" svg:x1="6.502cm" svg:y1="1.889cm" svg:x2="6.37cm" svg:y2="1.371cm">
          <text:p/>
        </draw:line>
        <draw:line draw:style-name="gr12" draw:text-style-name="P1" draw:layer="layout" svg:x1="6.135cm" svg:y1="0.975cm" svg:x2="5.699cm" svg:y2="0.457cm">
          <text:p/>
        </draw:line>
        <draw:line draw:style-name="gr9" draw:text-style-name="P1" draw:layer="layout" svg:x1="5.73cm" svg:y1="0.426cm" svg:x2="6.014cm" svg:y2="0.132cm">
          <text:p/>
        </draw:line>
        <draw:line draw:style-name="gr8" draw:text-style-name="P1" draw:id="id2" draw:layer="layout" svg:x1="5.781cm" svg:y1="0.314cm" svg:x2="5.466cm" svg:y2="0.132cm">
          <text:p/>
        </draw:line>
        <draw:connector draw:style-name="gr8" draw:text-style-name="P1" draw:layer="layout" draw:type="curve" draw:line-skew="-0.497cm" svg:x1="6.322cm" svg:y1="0.447cm" svg:x2="5.781cm" svg:y2="0.223cm" draw:start-shape="id1" draw:end-shape="id2" draw:end-glue-point="1" svg:d="m6322 447c6 0 276-224-541-224">
          <text:p/>
        </draw:connector>
        <draw:frame draw:style-name="gr10" draw:layer="layout" svg:width="0.434cm" svg:height="0.469cm" svg:x="2.326cm" svg:y="0.355cm">
          <draw:object xlink:href="./Object 3" xlink:type="simple" xlink:show="embed" xlink:actuate="onLoad"/>
          <draw:image xlink:href="./ObjectReplacements/Object 3" xlink:type="simple" xlink:show="embed" xlink:actuate="onLoad"/>
        </draw:frame>
        <draw:frame draw:style-name="gr5" draw:text-style-name="P4" draw:layer="layout" svg:width="2.263cm" svg:height="1.141cm" svg:x="6.289cm" svg:y="2.377cm">
          <draw:text-box>
            <text:p text:style-name="P3"><text:span text:style-name="T4"><text:s text:c="7"/>مقناطیس کی</text:span></text:p>
            <text:p text:style-name="P3"><text:span text:style-name="T4"><text:s/>جگہ بتاتی ہے</text:span></text:p>
          </draw:text-box>
        </draw:frame>
        <draw:frame draw:style-name="gr10" draw:layer="layout" svg:width="0.624cm" svg:height="0.529cm" svg:x="7.721cm" svg:y="2.397cm">
          <draw:object xlink:href="./Object 4" xlink:type="simple" xlink:show="embed" xlink:actuate="onLoad"/>
          <draw:image xlink:href="./ObjectReplacements/Object 4"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khalid khan</meta:initial-creator>
    <meta:creation-date>2011-02-25T16:05:46</meta:creation-date>
    <dc:date>2011-04-22T21:00:46</dc:date>
    <dc:creator>khalid khan</dc:creator>
    <meta:editing-duration>PT05H40M26S</meta:editing-duration>
    <meta:editing-cycles>33</meta:editing-cycles>
    <meta:generator>OpenOffice.org/3.1$Linux OpenOffice.org_project/310m19$Build-9420</meta:generator>
    <meta:document-statistic meta:object-count="42"/>
  </office:meta>
</office:document-meta>
</file>

<file path=Object 1/content.xml><?xml version="1.0" encoding="utf-8"?>
<!DOCTYPE math  PUBLIC '-//OpenOffice.org//DTD Modified W3C MathML 1.01//EN'  'math.dtd'>
<math:math xmlns:math="http://www.w3.org/1998/Math/MathML">
  <math:semantics>
    <math:msub>
      <math:mo math:stretchy="false">θ</math:mo>
      <math:mi>m</math:mi>
    </math:msub>
    <math:annotation math:encoding="StarMath 5.0">%theta_m</math:annotation>
  </math:semantics>
</math:math>
</file>

<file path=Object 2/content.xml><?xml version="1.0" encoding="utf-8"?>
<!DOCTYPE math  PUBLIC '-//OpenOffice.org//DTD Modified W3C MathML 1.01//EN'  'math.dtd'>
<math:math xmlns:math="http://www.w3.org/1998/Math/MathML">
  <math:semantics>
    <math:mo math:stretchy="false">θ</math:mo>
    <math:annotation math:encoding="StarMath 5.0">%theta</math:annotation>
  </math:semantics>
</math:math>
</file>

<file path=Object 3/content.xml><?xml version="1.0" encoding="utf-8"?>
<!DOCTYPE math  PUBLIC '-//OpenOffice.org//DTD Modified W3C MathML 1.01//EN'  'math.dtd'>
<math:math xmlns:math="http://www.w3.org/1998/Math/MathML">
  <math:semantics>
    <math:mo math:stretchy="false">θ</math:mo>
    <math:annotation math:encoding="StarMath 5.0">%theta</math:annotation>
  </math:semantics>
</math:math>
</file>

<file path=Object 4/content.xml><?xml version="1.0" encoding="utf-8"?>
<!DOCTYPE math  PUBLIC '-//OpenOffice.org//DTD Modified W3C MathML 1.01//EN'  'math.dtd'>
<math:math xmlns:math="http://www.w3.org/1998/Math/MathML">
  <math:semantics>
    <math:msub>
      <math:mo math:stretchy="false">θ</math:mo>
      <math:mi>m</math:mi>
    </math:msub>
    <math:annotation math:encoding="StarMath 5.0">%theta_m</math:annotation>
  </math:semantics>
</math:math>
</file>